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sion </text:p>
      <text:p text:style-name="Standard">Namn: Henrik Gabrielsson (hg222aa)</text:p>
      <text:p text:style-name="Standard">Kurs: Individuellt mjukvaruutvecklingsprojekt 7,5 hp</text:p>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7310669890449274053" text:style-name="L1">
        <text:list-item>
          <text:p text:style-name="P3"><text:span text:style-name="T1">Gamers</text:span>: Något yngre personer och unga vuxna. Mycket god datorvana. Behöver mycket utmaning. Kanske känner lite nostalgi för äldre spel.</text:p>
        </text:list-item>
        <text:list-item>
          <text:p text:style-name="P3"><text:span text:style-name="T1">Studenter</text:span>: Oftast yngre personer och unga vuxna. God datorvana. Inte mycket tid över för spel.</text:p>
        </text:list-item>
      </text:list>
      <text:h text:style-name="Heading_20_1" text:outline-level="1">Marknad</text:h>
      <text:p text:style-name="Text_20_body"/>
      <text:p text:style-name="P1">Icy Tower: </text:p>
      <text:list xml:id="list1728838524205392862" text:style-name="L2">
        <text:list-item>
          <text:p text:style-name="P4">Målet är att ta sig så långt upp i ett torn som möjligt genom att hoppa på plattformar.</text:p>
        </text:list-item>
        <text:list-item>
          <text:p text:style-name="P4">Inga fiender.</text:p>
        </text:list-item>
        <text:list-item>
          <text:p text:style-name="P4">Slumpmässigt skapad bana.</text:p>
        </text:list-item>
        <text:list-item>
          <text:p text:style-name="P4">Ingen multiplayer-funktion i originalspelet.</text:p>
        </text:list-item>
        <text:list-item>
          <text:p text:style-name="P4">Highscore-lista</text:p>
        </text:list-item>
      </text:list>
      <text:p text:style-name="P1"/>
      <text:p text:style-name="P1"><text:soft-page-break/>Ice Climber:</text:p>
      <text:list xml:id="list5412360761297456120" text:style-name="L3">
        <text:list-item>
          <text:p text:style-name="P5">Arkadspel där man ska nå toppen av ett berg och samla frukt</text:p>
        </text:list-item>
        <text:list-item>
          <text:p text:style-name="P5">Fiender som blir snabbare ju längre man kommer.</text:p>
        </text:list-item>
        <text:list-item>
          <text:p text:style-name="P5">Ett flertal olika banor.</text:p>
        </text:list-item>
        <text:list-item>
          <text:p text:style-name="P5">Tidsbegränsning i slutet av varje bana.</text:p>
        </text:list-item>
        <text:list-item>
          <text:p text:style-name="P5">Spelaren måste hacka sig igenom plattformar för att ta sig uppåt</text:p>
        </text:list-item>
        <text:list-item>
          <text:p text:style-name="P5">Rörliga hinder</text:p>
        </text:list-item>
        <text:list-item>
          <text:p text:style-name="P5">Highscore-lista.</text:p>
        </text:list-item>
        <text:list-item>
          <text:p text:style-name="P5">För upp till två spelare, dock endast där man samarbetar.</text:p>
        </text:list-item>
      </text:list>
      <text:p text:style-name="P2"/>
      <text:h text:style-name="Heading_20_1" text:outline-level="1">Baskrav</text:h>
      <text:p text:style-name="Standard"/>
      <text:p text:style-name="Standard">BK 1. Spelaren ska få välja om han/hon vill spela själv eller med en vän/främling på Internet.</text:p>
      <text:p text:style-name="Standard">BK 2. Det ska gå fort och enkelt att spela igenom spelet.</text:p>
      <text:p text:style-name="Standard"><text:s text:c="5"/>BK 2.1 Användaren får lite instruktioner, väljer spelläge och sen startar spelet.</text:p>
      <text:p text:style-name="Standard"><text:s text:c="5"/>BK 2.2 Det ska högst ta några minuter att spela igenom spelet.</text:p>
      <text:p text:style-name="Standard">BK 3. Spelet ska, trots dess enkel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Vid multiplayer så kan man ”knuffa” ner varandra när spelarna är nära varandra.</text:p>
      <text:p text:style-name="Standard">BK 4. Spelet ska ha ett tydligt slut när en av spelarna (eller spelaren) vinner.</text:p>
      <text:p text:style-name="Standard"><text:s text:c="5"/>BK 4.1 Vid singleplayer-läge så vinner användaren när han/hon når toppen.</text:p>
      <text:p text:style-name="Standard"><text:s text:c="5"/>BK 4.2 Vid multiplayer-läge så vinner en spelare när han/hon är ensam kvar. </text:p>
      <text:p text:style-name="Standard">BK 5. Banan har ett visst antal nivåer med plattformar som slumpmässigt genereras varje gång.</text:p>
      <text:p text:style-name="Standard"><text:s text:c="5"/>BK 5.1 Ofta måste man hacka sig igenom plattformar över en för att ta sig uppåt.</text:p>
      <text:p text:style-name="Standard">BK 6. En modern webbläsare, ett tangentbord och en hyfsad internetuppkoppling ska vara de enda kraven för att spela spelet.</text:p>
      <text:p text:style-name="Standard"><text:soft-page-break/>BK 7. Spelet ska se tilltalande ut och ha ljudeffekter vid olika händelser i spelet.</text:p>
      <text:p text:style-name="Standard"/>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 och dela data vid specificerade händel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227</meta:editing-cycles>
    <meta:creation-date>2014-04-03T10:23:00</meta:creation-date>
    <dc:date>2014-04-19T09:57:15.08</dc:date>
    <meta:editing-duration>P4DT11H54M30S</meta:editing-duration>
    <meta:generator>OpenOffice/4.0.1$Win32 OpenOffice.org_project/401m5$Build-9714</meta:generator>
    <meta:document-statistic meta:table-count="0" meta:image-count="0" meta:object-count="0" meta:page-count="3" meta:paragraph-count="44" meta:word-count="551" meta:character-count="3254"/>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